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000000265AA65975D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C4040000844200004A6AC41BFA7B.svg" manifest:media-type="image/svg+xml"/>
  <manifest:file-entry manifest:full-path="Pictures/10000001000003AF0000021244C7F178.png" manifest:media-type="image/png"/>
  <manifest:file-entry manifest:full-path="Pictures/10000001000003AF0000021255BF1709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outline1">
      <style:graphic-properties draw:textarea-horizontal-align="center" draw:textarea-vertical-align="middle" fo:min-height="9.135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-outline1">
      <style:graphic-properties fo:min-height="0.101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Standard-title">
      <style:graphic-properties fo:min-height="2.63cm" loext:decorative="false"/>
      <style:paragraph-properties style:writing-mode="lr-tb"/>
    </style:style>
    <style:style style:name="pr6" style:family="presentation" style:parent-style-name="Standard-outline1">
      <style:graphic-properties fo:min-height="9.135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print_20_Plans-title">
      <style:graphic-properties fo:min-height="3.6cm" loext:decorative="false"/>
      <style:paragraph-properties style:writing-mode="lr-tb"/>
    </style:style>
    <style:style style:name="pr9" style:family="presentation" style:parent-style-name="Standard-outline1">
      <style:graphic-properties draw:textarea-vertical-align="middle" fo:min-height="9.1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4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4.06cm" svg:height="3.419cm" svg:x="2.54cm" svg:y="5.471cm" presentation:class="outline" presentation:user-transformed="true">
          <draw:text-box>
            <text:p text:style-name="P1"><text:span text:style-name="T1"><text:s/>S.O.L.I.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9.134cm" svg:x="1.4cm" svg:y="3.685cm" presentation:class="outline">
          <draw:text-box>
            <text:list text:style-name="L2">
              <text:list-item>
                <text:p>S — Single Responsibility Principle (SRP).</text:p>
              </text:list-item>
              <text:list-item>
                <text:p>O — Open/Closed Principle (OCP).</text:p>
              </text:list-item>
              <text:list-item>
                <text:p>L — Liskov Substitution Principle (LSP).</text:p>
              </text:list-item>
              <text:list-item>
                <text:p>I — Interface Segregation Principle (ISP).</text:p>
              </text:list-item>
              <text:list-item>
                <text:p>D — Dependency Inversion Principle (DIP).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 presentation:placeholder="true">
          <draw:text-box/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 text:style-name="P4">Which ones do we follow?</text:p>
              </text:list-item>
              <text:list-item>
                <text:p text:style-name="P4">Which ones do we viole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presentation:style-name="pr8" draw:layer="layout" svg:width="25.2cm" svg:height="3.6cm" svg:x="1.27cm" svg:y="4.96cm" presentation:class="title" presentation:user-transformed="true">
          <draw:text-box>
            <text:p>Design patterns 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2cm" svg:height="2.63cm" svg:x="1.4cm" svg:y="0.627cm" presentation:class="title" presentation:placeholder="true" presentation:user-transformed="true">
          <draw:text-box/>
        </draw:frame>
        <draw:frame presentation:style-name="pr9" draw:text-style-name="P1" draw:layer="layout" svg:width="25.2cm" svg:height="9.134cm" svg:x="1.4cm" svg:y="3.685cm" presentation:class="outline" presentation:user-transformed="true">
          <draw:text-box>
            <text:p text:style-name="P1">What design patterns do we use?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presentation:style-name="pr8" draw:layer="layout" svg:width="25.2cm" svg:height="3.6cm" svg:x="1.27cm" svg:y="4.96cm" presentation:class="title" presentation:user-transformed="true">
          <draw:text-box>
            <text:p>Functional Programming 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55BF1709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44C7F178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3T21:26:17.998573077</meta:creation-date>
    <meta:generator>LibreOffice/25.8.5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1H54M1S</meta:editing-duration>
    <meta:editing-cycles>8</meta:editing-cycles>
    <dc:date>2026-04-06T17:55:27.568620562</dc:date>
    <meta:document-statistic meta:object-count="78"/>
    <meta:template xlink:type="simple" xlink:actuate="onRequest" xlink:title="Blueprint Plans" xlink:href="../../../../../usr/lib64/libreoffice/share/template/common/presnt/Blueprint_Plans.otp" meta:date="2026-04-03T21:26:16.230881895"/>
  </office:meta>
</office:document-meta>
</file>